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fo:color="#FF0000" fo:font-size="24pt" style:font-size-asian="24pt" style:font-size-complex="24pt"/>
    </style:style>
    <style:style style:name="P2" style:parent-style-name="Sansinterligne" style:family="paragraph">
      <style:text-properties fo:font-style="italic" style:font-style-asian="italic"/>
    </style:style>
    <style:style style:name="P3" style:parent-style-name="Sansinterligne" style:family="paragraph">
      <style:text-properties fo:font-style="italic" style:font-style-asian="italic"/>
    </style:style>
    <style:style style:name="P4" style:parent-style-name="Sansinterligne" style:family="paragraph">
      <style:paragraph-properties fo:break-before="page"/>
    </style:style>
    <style:style style:name="P5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6" style:parent-style-name="Sansinterligne" style:family="paragraph">
      <style:paragraph-properties fo:text-align="center"/>
    </style:style>
    <style:style style:name="P7" style:parent-style-name="Sansinterligne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Sansinterligne" style:family="paragraph">
      <style:paragraph-properties fo:text-align="center"/>
    </style:style>
    <style:style style:name="P10" style:parent-style-name="Sansinterligne" style:family="paragraph">
      <style:paragraph-properties fo:text-align="center"/>
    </style:style>
    <style:style style:name="P11" style:parent-style-name="Sansinterligne" style:family="paragraph">
      <style:paragraph-properties fo:text-align="center"/>
    </style:style>
    <style:style style:name="P12" style:parent-style-name="Normal" style:family="paragraph">
      <style:paragraph-properties fo:text-align="center"/>
      <style:text-properties fo:font-size="72pt" style:font-size-asian="72pt" style:font-size-complex="72pt"/>
    </style:style>
    <style:style style:name="P13" style:parent-style-name="Titre1" style:family="paragraph">
      <style:paragraph-properties fo:break-before="page"/>
    </style:style>
    <style:style style:name="P14" style:parent-style-name="Normal" style:family="paragraph">
      <style:paragraph-properties fo:break-before="page" fo:line-height="107%"/>
      <style:text-properties fo:hyphenate="false"/>
    </style:style>
    <style:style style:name="P15" style:parent-style-name="Normal" style:family="paragraph">
      <style:paragraph-properties fo:margin-bottom="0in"/>
      <style:text-properties text:display="none"/>
    </style:style>
    <style:style style:name="P16" style:parent-style-name="Sansinterligne" style:family="paragraph">
      <style:text-properties fo:language="en" fo:country="GB"/>
    </style:style>
    <style:style style:name="P17" style:parent-style-name="Sansinterligne" style:family="paragraph">
      <style:text-properties fo:language="en" fo:country="GB"/>
    </style:style>
    <style:style style:name="P18" style:parent-style-name="Sansinterligne" style:family="paragraph">
      <style:text-properties fo:language="en" fo:country="GB"/>
    </style:style>
    <style:style style:name="P19" style:parent-style-name="Sansinterligne" style:family="paragraph">
      <style:text-properties fo:language="en" fo:country="GB"/>
    </style:style>
    <style:style style:name="P20" style:parent-style-name="Sansinterligne" style:family="paragraph">
      <style:text-properties fo:language="en" fo:country="GB"/>
    </style:style>
    <style:style style:name="P21" style:parent-style-name="Sansinterligne" style:family="paragraph">
      <style:text-properties fo:language="en" fo:country="GB"/>
    </style:style>
    <style:style style:name="P22" style:parent-style-name="Sansinterligne" style:family="paragraph">
      <style:text-properties fo:language="en" fo:country="GB"/>
    </style:style>
    <style:style style:name="P23" style:parent-style-name="Sansinterligne" style:family="paragraph">
      <style:text-properties fo:language="en" fo:country="GB"/>
    </style:style>
    <style:style style:name="P24" style:parent-style-name="Sansinterligne" style:family="paragraph">
      <style:text-properties fo:language="en" fo:country="GB"/>
    </style:style>
    <style:style style:name="P25" style:parent-style-name="Sansinterligne" style:family="paragraph">
      <style:text-properties fo:language="en" fo:country="GB"/>
    </style:style>
    <style:style style:name="P26" style:parent-style-name="Sansinterligne" style:family="paragraph">
      <style:text-properties fo:language="en" fo:country="GB"/>
    </style:style>
    <style:style style:name="P27" style:parent-style-name="Sansinterligne" style:family="paragraph">
      <style:text-properties fo:language="en" fo:country="GB"/>
    </style:style>
    <style:style style:name="P28" style:parent-style-name="Sansinterligne" style:family="paragraph">
      <style:text-properties fo:language="en" fo:country="GB"/>
    </style:style>
    <style:style style:name="P29" style:parent-style-name="Sansinterligne" style:family="paragraph">
      <style:text-properties fo:language="en" fo:country="GB"/>
    </style:style>
    <style:style style:name="P30" style:parent-style-name="Sansinterligne" style:family="paragraph">
      <style:text-properties fo:language="en" fo:country="GB"/>
    </style:style>
    <style:style style:name="P31" style:parent-style-name="Sansinterligne" style:family="paragraph">
      <style:text-properties fo:language="en" fo:country="GB"/>
    </style:style>
    <style:style style:name="P32" style:parent-style-name="Sansinterligne" style:family="paragraph">
      <style:text-properties fo:language="en" fo:country="GB"/>
    </style:style>
    <style:style style:name="P33" style:parent-style-name="Sansinterligne" style:family="paragraph">
      <style:text-properties fo:language="en" fo:country="GB"/>
    </style:style>
    <style:style style:name="P34" style:parent-style-name="Sansinterligne" style:family="paragraph">
      <style:text-properties fo:language="en" fo:country="GB"/>
    </style:style>
    <style:style style:name="P35" style:parent-style-name="Normal" style:family="paragraph">
      <style:paragraph-properties fo:break-before="page" fo:line-height="107%"/>
      <style:text-properties fo:hyphenate="false"/>
    </style:style>
    <style:style style:name="P36" style:parent-style-name="Sansinterligne" style:family="paragraph">
      <style:text-properties fo:language="en" fo:country="GB"/>
    </style:style>
    <style:style style:name="P37" style:parent-style-name="Sansinterligne" style:family="paragraph">
      <style:text-properties fo:language="en" fo:country="GB"/>
    </style:style>
    <style:style style:name="P38" style:parent-style-name="Sansinterligne" style:family="paragraph">
      <style:text-properties fo:language="en" fo:country="GB"/>
    </style:style>
    <style:style style:name="P39" style:parent-style-name="Sansinterligne" style:family="paragraph">
      <style:text-properties fo:language="en" fo:country="GB"/>
    </style:style>
    <style:style style:name="P40" style:parent-style-name="Sansinterligne" style:family="paragraph">
      <style:text-properties fo:language="en" fo:country="GB"/>
    </style:style>
    <style:style style:name="P41" style:parent-style-name="Sansinterligne" style:family="paragraph">
      <style:text-properties fo:language="en" fo:country="GB"/>
    </style:style>
    <style:style style:name="P42" style:parent-style-name="Sansinterligne" style:family="paragraph">
      <style:text-properties fo:language="en" fo:country="GB"/>
    </style:style>
    <style:style style:name="P43" style:parent-style-name="Sansinterligne" style:family="paragraph">
      <style:text-properties fo:language="en" fo:country="GB"/>
    </style:style>
    <style:style style:name="P44" style:parent-style-name="Sansinterligne" style:family="paragraph">
      <style:text-properties fo:language="en" fo:country="GB"/>
    </style:style>
    <style:style style:name="P45" style:parent-style-name="Sansinterligne" style:family="paragraph">
      <style:text-properties fo:language="en" fo:country="GB"/>
    </style:style>
    <style:style style:name="P46" style:parent-style-name="Sansinterligne" style:family="paragraph">
      <style:text-properties fo:language="en" fo:country="GB"/>
    </style:style>
    <style:style style:name="P47" style:parent-style-name="Sansinterligne" style:family="paragraph">
      <style:text-properties fo:language="en" fo:country="GB"/>
    </style:style>
    <style:style style:name="P48" style:parent-style-name="Sansinterligne" style:family="paragraph">
      <style:text-properties text:display="none"/>
    </style:style>
    <style:style style:name="P49" style:parent-style-name="Sansinterligne" style:family="paragraph">
      <style:text-properties text:display="non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ge-content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rojet Vydri</text:p>
      <text:p text:style-name="Sansinterligne"/>
      <text:p text:style-name="Sansinterligne"/>
      <text:p text:style-name="P2">Mission : Crée une Web app qui permettra la location de véhicule en France. Pour y parvenir, nous nous inspirerons de l'application Drivy.</text:p>
      <text:p text:style-name="Sansinterligne"/>
      <text:p text:style-name="P3">Groupe : LITAMPHA Jordan, OUZOUAKI Albert, POLATO Jérôme</text:p>
      <text:p text:style-name="P4"/>
      <text:h text:style-name="Titre1" text:outline-level="1">1 – Le diagramme des composants</text:h>
      <text:p text:style-name="Sansinterligne"/>
      <text:p text:style-name="Sansinterligne"><draw:custom-shape svg:x="0.18264in" svg:y="0.22778in" svg:width="1.57292in" svg:height="0.375in" draw:z-index="251659264" draw:id="id0" draw:style-name="a0" draw:name="Rectangle 12" text:anchor-type="paragraph"><svg:title/><svg:desc/><text:p text:style-name="P5">BDD</text:p><draw:enhanced-geometry draw:type="non-primitive" svg:viewBox="0 0 21600 21600" draw:enhanced-path="M 0 0 L 21600 0 21600 21600 0 21600 Z N"/></draw:custom-shape><draw:custom-shape svg:x="0.18264in" svg:y="0.61319in" svg:width="1.57292in" svg:height="0.89514in" draw:z-index="251660288" draw:id="id1" draw:style-name="a1" draw:name="Rectangle 11" text:anchor-type="paragraph"><svg:title/><svg:desc/><text:p text:style-name="P6">SQL</text:p><text:p text:style-name="Sansinterligne">-t_utilisateur</text:p><text:p text:style-name="Sansinterligne">-t_vehicule</text:p><text:p text:style-name="Sansinterligne">-t_location</text:p><draw:enhanced-geometry draw:type="non-primitive" svg:viewBox="0 0 21600 21600" draw:enhanced-path="M 0 0 L 21600 0 21600 21600 0 21600 Z N"/></draw:custom-shape><draw:custom-shape svg:x="0.18264in" svg:y="1.51944in" svg:width="1.57292in" svg:height="0.55139in" draw:z-index="251661312" draw:id="id2" draw:style-name="a2" draw:name="Rectangle 10" text:anchor-type="paragraph"><svg:title/><svg:desc/><text:p text:style-name="P7">MONGO</text:p><text:p text:style-name="Sansinterligne">Archivage</text:p><draw:enhanced-geometry draw:type="non-primitive" svg:viewBox="0 0 21600 21600" draw:enhanced-path="M 0 0 L 21600 0 21600 21600 0 21600 Z N"/></draw:custom-shape><draw:custom-shape svg:x="0.06806in" svg:y="0.08194in" svg:width="1.80139in" svg:height="2.11389in" draw:z-index="251662336" draw:id="id3" draw:style-name="a3" draw:name="Forme libre : forme 9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2.82847in" svg:y="0.20694in" svg:width="2.29167in" svg:height="0.32292in" draw:z-index="251663360" draw:id="id4" draw:style-name="a4" draw:name="Rectangle 7" text:anchor-type="paragraph"><svg:title/><svg:desc/><text:p text:style-name="P8">API</text:p><draw:enhanced-geometry draw:type="non-primitive" svg:viewBox="0 0 21600 21600" draw:enhanced-path="M 0 0 L 21600 0 21600 21600 0 21600 Z N"/></draw:custom-shape><draw:custom-shape svg:x="2.81806in" svg:y="0.54028in" svg:width="2.31181in" svg:height="1.29167in" draw:z-index="251664384" draw:id="id5" draw:style-name="a5" draw:name="Rectangle 8" text:anchor-type="paragraph"><svg:title/><svg:desc/><text:p text:style-name="P9">Général</text:p><text:p text:style-name="Sansinterligne">-Inscription</text:p><text:p text:style-name="Sansinterligne">-Connexion</text:p><text:p text:style-name="Sansinterligne">-Archive</text:p><text:p text:style-name="Sansinterligne">-Communication entre utilisateur</text:p><text:p text:style-name="Sansinterligne">-Recherche</text:p><draw:enhanced-geometry draw:type="non-primitive" svg:viewBox="0 0 21600 21600" draw:enhanced-path="M 0 0 L 21600 0 21600 21600 0 21600 Z N"/></draw:custom-shape><draw:custom-shape svg:x="2.81806in" svg:y="1.84236in" svg:width="2.31181in" svg:height="0.86389in" draw:z-index="251665408" draw:id="id6" draw:style-name="a6" draw:name="Rectangle 6" text:anchor-type="paragraph"><svg:title/><svg:desc/><text:p text:style-name="P10">Utilisateur</text:p><text:p text:style-name="Sansinterligne">-Paramétrage</text:p><text:p text:style-name="Sansinterligne">-Historique</text:p><text:p text:style-name="Sansinterligne">-Liste des véhicules à louer</text:p><draw:enhanced-geometry draw:type="non-primitive" svg:viewBox="0 0 21600 21600" draw:enhanced-path="M 0 0 L 21600 0 21600 21600 0 21600 Z N"/></draw:custom-shape><draw:custom-shape svg:x="2.80764in" svg:y="2.70694in" svg:width="2.33264in" svg:height="1.13542in" draw:z-index="251666432" draw:id="id7" draw:style-name="a7" draw:name="Rectangle 5" text:anchor-type="paragraph"><svg:title/><svg:desc/><text:p text:style-name="P11">Véhicule</text:p><text:p text:style-name="Sansinterligne">-Ajout du véhicule</text:p><text:p text:style-name="Sansinterligne">-Paramétrage du véhicule</text:p><text:p text:style-name="Sansinterligne">-Disponibilité</text:p><text:p text:style-name="Sansinterligne">-Avis sur le véhicule</text:p><draw:enhanced-geometry draw:type="non-primitive" svg:viewBox="0 0 21600 21600" draw:enhanced-path="M 0 0 L 21600 0 21600 21600 0 21600 Z N"/></draw:custom-shape><draw:custom-shape svg:x="2.60972in" svg:y="0.09236in" svg:width="2.73889in" svg:height="3.90556in" draw:z-index="251667456" draw:id="id8" draw:style-name="a8" draw:name="Forme libre : forme 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4.81111in" svg:width="4.40625in" svg:height="2.10417in" draw:z-index="251668480" draw:id="id9" draw:style-name="a9" draw:name="Forme libre : forme 3" text:anchor-type="paragraph"><svg:title/><svg:desc/><text:p text:style-name="P12">Fron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onnector draw:type="line" svg:x1="1.88056in" svg:y1="1.09236in" svg:x2="2.60903in" svg:y2="1.09236in" draw:z-index="251669504" draw:id="id10" draw:style-name="a11" draw:name="Connecteur droit avec flèche 2" text:anchor-type="paragraph"><svg:title/><svg:desc/></draw:connector><draw:connector draw:type="line" svg:x1="3.94306in" svg:y1="4.00903in" svg:x2="3.96319in" svg:y2="4.81042in" draw:z-index="251670528" draw:id="id11" draw:style-name="a13" draw:name="Connecteur droit avec flèche 1" text:anchor-type="paragraph"><svg:title/><svg:desc/></draw:connector></text:p>
      <text:soft-page-break/>
      <text:h text:style-name="P13" text:outline-level="1">2 – Les fonctionnalités</text:h>
      <text:p text:style-name="Sansinterligne"/>
      <text:h text:style-name="Titre2" text:outline-level="2">Compte utilisateur</text:h>
      <text:p text:style-name="Sansinterligne"/>
      <text:p text:style-name="Sansinterligne">Les données demandées à la création du compte :</text:p>
      <text:p text:style-name="Sansinterligne">-Nom Prénom</text:p>
      <text:p text:style-name="Sansinterligne">-Adresse email</text:p>
      <text:p text:style-name="Sansinterligne">-Mot de Passe</text:p>
      <text:p text:style-name="Sansinterligne"/>
      <text:p text:style-name="Sansinterligne">Les données obligatoires pour proposer ou faire une location :</text:p>
      <text:p text:style-name="Sansinterligne">-Adresse</text:p>
      <text:p text:style-name="Sansinterligne">-Permit de conduire</text:p>
      <text:p text:style-name="Sansinterligne">-Date d'obtention</text:p>
      <text:p text:style-name="Sansinterligne">-Pays d'obtention</text:p>
      <text:p text:style-name="Sansinterligne"/>
      <text:p text:style-name="Sansinterligne">Les données optionnelles :<text:s/></text:p>
      <text:p text:style-name="Sansinterligne">-Téléphone</text:p>
      <text:p text:style-name="Sansinterligne">-Date de Naissance</text:p>
      <text:p text:style-name="Sansinterligne">-Lieu de Naissance</text:p>
      <text:p text:style-name="Sansinterligne">-Présentation</text:p>
      <text:p text:style-name="Sansinterligne">-Réseaux sociaux</text:p>
      <text:p text:style-name="Sansinterligne">-Photo</text:p>
      <text:p text:style-name="Sansinterligne"/>
      <text:p text:style-name="Sansinterligne">Les fonctionnalités :</text:p>
      <text:p text:style-name="Sansinterligne">--Paramétrage : servira à configurer son compte et à rajouter ou mettre ses données.</text:p>
      <text:p text:style-name="Sansinterligne">--Historique : permettra de consulter ses anciennes locations ou les locations de son véhicule.</text:p>
      <text:p text:style-name="Sansinterligne"/>
      <text:h text:style-name="Titre2" text:outline-level="2">Véhicule</text:h>
      <text:p text:style-name="Sansinterligne"/>
      <text:h text:style-name="Titre3" text:outline-level="3">Pour louer son véhicule :</text:h>
      <text:p text:style-name="Sansinterligne"/>
      <text:p text:style-name="Sansinterligne">Les données obligatoires :</text:p>
      <text:p text:style-name="Sansinterligne">-Marque</text:p>
      <text:p text:style-name="Sansinterligne">-Modèle</text:p>
      <text:p text:style-name="Sansinterligne">-Année d'immatriculation</text:p>
      <text:p text:style-name="Sansinterligne">-Kilométrage</text:p>
      <text:p text:style-name="Sansinterligne">-Prix</text:p>
      <text:p text:style-name="Sansinterligne">-Lieux</text:p>
      <text:p text:style-name="Sansinterligne">-Temps minimum</text:p>
      <text:p text:style-name="Sansinterligne">-Temps maximum</text:p>
      <text:p text:style-name="Sansinterligne"/>
      <text:p text:style-name="Sansinterligne">Les données optionnelles :</text:p>
      <text:p text:style-name="Sansinterligne">-Photo</text:p>
      <text:p text:style-name="Sansinterligne">-Carburant</text:p>
      <text:p text:style-name="Sansinterligne">-Caractéristique technique</text:p>
      <text:p text:style-name="Sansinterligne">-Option</text:p>
      <text:p text:style-name="Sansinterligne">-Etat du véhicule</text:p>
      <text:p text:style-name="Sansinterligne">-Condition souhaité</text:p>
      <text:p text:style-name="Sansinterligne"/>
      <text:soft-page-break/>
      <text:h text:style-name="Titre3" text:outline-level="3">Pour le choix du véhicule</text:h>
      <text:p text:style-name="Sansinterligne"/>
      <text:p text:style-name="Sansinterligne">-Lieux</text:p>
      <text:p text:style-name="Sansinterligne">-Type de véhicule</text:p>
      <text:p text:style-name="Sansinterligne">-Prix</text:p>
      <text:p text:style-name="Sansinterligne">-Nombre de place</text:p>
      <text:p text:style-name="Sansinterligne">-Age du véhicule</text:p>
      <text:p text:style-name="Sansinterligne">-Boite</text:p>
      <text:p text:style-name="Sansinterligne">-Moteur</text:p>
      <text:p text:style-name="Sansinterligne">-Siège bébé</text:p>
      <text:p text:style-name="Sansinterligne">-GPS</text:p>
      <text:p text:style-name="Sansinterligne">-Climatisation</text:p>
      <text:p text:style-name="Sansinterligne">-Porte-vélo</text:p>
      <text:p text:style-name="Sansinterligne">-Coffre toit</text:p>
      <text:p text:style-name="Sansinterligne">-Régulateur de vitesse</text:p>
      <text:p text:style-name="Sansinterligne">-Limiteur de vitesse</text:p>
      <text:p text:style-name="Sansinterligne">-Pneu neige</text:p>
      <text:p text:style-name="Sansinterligne">-Chaine</text:p>
      <text:p text:style-name="Sansinterligne"/>
      <text:h text:style-name="Titre2" text:outline-level="2">Règlement Bancaire</text:h>
      <text:p text:style-name="Sansinterligne"/>
      <text:h text:style-name="Titre3" text:outline-level="3">Règlement direct</text:h>
      <text:p text:style-name="Sansinterligne"/>
      <text:p text:style-name="Sansinterligne">-Espèce</text:p>
      <text:p text:style-name="Sansinterligne">-Chèque</text:p>
      <text:p text:style-name="Sansinterligne"/>
      <text:h text:style-name="Titre3" text:outline-level="3">Règlement en ligne</text:h>
      <text:p text:style-name="Sansinterligne"/>
      <text:p text:style-name="Sansinterligne">-Paypal</text:p>
      <text:p text:style-name="Sansinterligne">-Par carte</text:p>
      <text:p text:style-name="Sansinterligne"/>
      <text:h text:style-name="Titre2" text:outline-level="2">Durée de location</text:h>
      <text:p text:style-name="Sansinterligne"/>
      <text:p text:style-name="Sansinterligne">-Début et Fin de la location</text:p>
      <text:p text:style-name="Sansinterligne"/>
      <text:h text:style-name="Titre2" text:outline-level="2">Trajet</text:h>
      <text:p text:style-name="Sansinterligne"/>
      <text:p text:style-name="Sansinterligne">-Secteur</text:p>
      <text:p text:style-name="Sansinterligne"/>
      <text:p text:style-name="P14"/>
      <text:soft-page-break/>
      <text:h text:style-name="Titre1" text:outline-level="1">3 – La structure de la Base de Donnée</text:h>
      <text:p text:style-name="P15"/>
      <text:p text:style-name="Sansinterligne"/>
      <text:h text:style-name="Titre2" text:outline-level="2">SQL</text:h>
      <text:p text:style-name="Sansinterligne"/>
      <text:p text:style-name="Sansinterligne">t_utilisateur :</text:p>
      <text:p text:style-name="Sansinterligne">id INT AUTO_INCREMENT NOT NULL,</text:p>
      <text:p text:style-name="P16">nom VARCHAR(50) NOT NULL,</text:p>
      <text:p text:style-name="P17">prenom VARCHAR(20) NOT NULL,</text:p>
      <text:p text:style-name="Sansinterligne">email VARCHAR(60) NOT NULL,</text:p>
      <text:p text:style-name="Sansinterligne">password VARCHAR(16) NOT NULL, (chiffrer avant insertion dans la base)</text:p>
      <text:p text:style-name="P18">adresse VARCHAR(100) NOT NULL,</text:p>
      <text:p text:style-name="P19">permitDeConduire SET("AM","A1","A2","A","B1","B","BE","D1") NOT NULL,</text:p>
      <text:p text:style-name="P20">dateOptention DATE NOT NULL,</text:p>
      <text:p text:style-name="Sansinterligne">paysOptention VARCHAR(20) NOT NULL,</text:p>
      <text:p text:style-name="Sansinterligne">telephone CHAR(10),</text:p>
      <text:p text:style-name="Sansinterligne">dateNaissance DATE,</text:p>
      <text:p text:style-name="Sansinterligne">lieuNaissance VARCHAR(30),</text:p>
      <text:p text:style-name="Sansinterligne">presentation TEXT,</text:p>
      <text:p text:style-name="P21">resauxSociaux SET("facebook","twitter","Instagram"),</text:p>
      <text:p text:style-name="P22">photo VARCHAR(255);</text:p>
      <text:p text:style-name="P23"/>
      <text:p text:style-name="P24">t_vehicule :</text:p>
      <text:p text:style-name="P25">id INT AUTO_INCREMENT NOT NULL,</text:p>
      <text:p text:style-name="P26">marque VARCHAR(30) NOT NULL,</text:p>
      <text:p text:style-name="P27">modele VARCHAR(30) NOT NULL,</text:p>
      <text:p text:style-name="P28">kilometrage INT NOT NULL,</text:p>
      <text:p text:style-name="P29">prix FLOAT NOT NULL,</text:p>
      <text:p text:style-name="P30">lieu VARCHAR(100) NOT NULL,</text:p>
      <text:p text:style-name="P31">tempsMin INT NOT NULL,</text:p>
      <text:p text:style-name="P32">tempsMax INT NOT NULL,</text:p>
      <text:p text:style-name="Sansinterligne">photo VARCHAR(255),</text:p>
      <text:p text:style-name="Sansinterligne">carburant VARCHAR(10),</text:p>
      <text:p text:style-name="Sansinterligne">caracteristiqueTechnique TEXT,</text:p>
      <text:p text:style-name="Sansinterligne">boiteAVitesse VARCHAR(6),</text:p>
      <text:p text:style-name="Sansinterligne">option SET("Siège bébé","GPS","Climatisation","Porte-vélo","Coffre toit","Régulateur de vitesse","Limiteur de vitesse","Pneu neige","Chaine"),</text:p>
      <text:p text:style-name="Sansinterligne">etat TEXT,</text:p>
      <text:p text:style-name="Sansinterligne">conditionSuplementaire TEXT;</text:p>
      <text:p text:style-name="Sansinterligne"/>
      <text:h text:style-name="Titre2" text:outline-level="2">MongoDB</text:h>
      <text:p text:style-name="Sansinterligne"/>
      <text:p text:style-name="P33">ARCHIVE :</text:p>
      <text:p text:style-name="P34">id INT AUTO_INCREMENT NOT NULL,</text:p>
      <text:p text:style-name="Sansinterligne">nomPrenom VARCHAR(100),</text:p>
      <text:p text:style-name="Sansinterligne">log JSON</text:p>
      <text:p text:style-name="Sansinterligne">date DATE;</text:p>
      <text:p text:style-name="P35"/>
      <text:soft-page-break/>
      <text:h text:style-name="Titre1" text:outline-level="1">4 – Les routes</text:h>
      <text:p text:style-name="Sansinterligne"/>
      <text:p text:style-name="Sansinterligne"/>
      <text:p text:style-name="Sansinterligne">Routes :<text:s/></text:p>
      <text:p text:style-name="Sansinterligne">listes des routes :</text:p>
      <text:p text:style-name="Sansinterligne"/>
      <text:p text:style-name="Sansinterligne">create a user : post</text:p>
      <text:p text:style-name="P36">delete a user : delete</text:p>
      <text:p text:style-name="P37">update a user : put</text:p>
      <text:p text:style-name="P38"/>
      <text:p text:style-name="P39">create a location-user : post</text:p>
      <text:p text:style-name="P40">delete a location-user : delete</text:p>
      <text:p text:style-name="P41"/>
      <text:p text:style-name="P42">create a location-offer : post</text:p>
      <text:p text:style-name="P43">delete a location-offer : delete</text:p>
      <text:p text:style-name="P44">update a location-offer : put</text:p>
      <text:p text:style-name="P45"/>
      <text:p text:style-name="P46">connexion : post</text:p>
      <text:p text:style-name="P47"/>
      <text:p text:style-name="Sansinterligne">navigation : get</text:p>
      <text:p text:style-name="Sansinterligne"/>
      <text:p text:style-name="Sansinterligne"><text:line-break/></text:p>
      <text:p text:style-name="Sansinterligne"/>
      <text:p text:style-name="Sansinterligne"/>
      <text:p text:style-name="Sansinterligne"/>
      <text:p text:style-name="Sansinterligne"/>
      <text:p text:style-name="P48"/>
      <text:p text:style-name="P49"/>
      <text:p text:style-name="Sansinterligne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paragraph-properties fo:line-height="103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ansinterligne" style:display-name="Sans interligne" style:family="paragraph">
      <style:paragraph-properties fo:margin-bottom="0in" fo:line-height="100%"/>
      <style:text-properties style:font-name="Calibri" style:font-name-asian="Calibri" style:font-name-complex="Times New Roman" fo:hyphenate="false"/>
    </style:style>
    <style:style style:name="Policepardéfaut1" style:display-name="Police par défaut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" svg:viewBox="0 0 20 30" svg:d="m10 0-10 30h20z"/>
    <draw:marker draw:name="a12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érôme POLATO</meta:initial-creator>
    <dc:creator>Jérôme POLATO</dc:creator>
    <meta:creation-date>2018-05-29T11:56:00Z</meta:creation-date>
    <dc:date>2018-05-29T11:56:00Z</dc:date>
    <meta:template xlink:href="Normal.dotm" xlink:type="simple"/>
    <meta:editing-cycles>2</meta:editing-cycles>
    <meta:editing-duration>PT0S</meta:editing-duration>
    <meta:document-statistic meta:page-count="6" meta:paragraph-count="6" meta:word-count="463" meta:character-count="3006" meta:row-count="21" meta:non-whitespace-character-count="2549"/>
  </office:meta>
</office:document-meta>
</file>